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7.163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3cm"/>
    </style:style>
    <style:style style:name="co10" style:family="table-column">
      <style:table-column-properties fo:break-before="auto" style:column-width="2.427cm"/>
    </style:style>
    <style:style style:name="co12" style:family="table-column">
      <style:table-column-properties fo:break-before="auto" style:column-width="11.06cm"/>
    </style:style>
    <style:style style:name="co13" style:family="table-column">
      <style:table-column-properties fo:break-before="auto" style:column-width="10.266cm"/>
    </style:style>
    <style:style style:name="co14" style:family="table-column">
      <style:table-column-properties fo:break-before="auto" style:column-width="6.6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ext-properties fo:font-weight="bold" style:font-weight-asian="bold" style:font-weight-complex="bold"/>
    </style:style>
    <style:style style:name="ce5" style:family="table-cell" style:parent-style-name="Default" style:data-style-name="N109"/>
    <style:style style:name="ce6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5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3"/>
          <table:table-cell table:style-name="ce3" office:value-type="string">
            <text:p>Index</text:p>
          </table:table-cell>
          <table:table-cell table:style-name="ce3" office:value-type="string">
            <text:p>Haxl8r8 ID</text:p>
          </table:table-cell>
          <table:table-cell table:style-name="ce3" office:value-type="string">
            <text:p>SEEED ID</text:p>
          </table:table-cell>
          <table:table-cell table:style-name="ce3" office:value-type="string">
            <text:p>Building Name</text:p>
          </table:table-cell>
          <table:table-cell table:style-name="ce3" office:value-type="string">
            <text:p>Building Name Chinese</text:p>
          </table:table-cell>
          <table:table-cell table:style-name="ce3" office:value-type="string">
            <text:p>Building Address</text:p>
          </table:table-cell>
          <table:table-cell table:style-name="ce4" office:value-type="string">
            <text:p>Latitude</text:p>
          </table:table-cell>
          <table:table-cell table:style-name="ce4" office:value-type="string">
            <text:p>Longitude</text:p>
          </table:table-cell>
          <table:table-cell table:style-name="ce3" office:value-type="string">
            <text:p>Google Map Link</text:p>
          </table:table-cell>
          <table:table-cell table:style-name="ce3" office:value-type="string">
            <text:p>Num Floors</text:p>
          </table:table-cell>
          <table:table-cell table:style-name="ce3" office:value-type="string">
            <text:p>Best Bit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Things There</text:p>
          </table:table-cell>
          <table:table-cell table:style-name="ce3" office:value-type="string">
            <text:p>Oomlout's Biased Opinion</text:p>
          </table:table-cell>
          <table:table-cell table:style-name="ce3" office:value-type="string">
            <text:p>Oomlout's Rating</text:p>
          </table:table-cell>
          <table:table-cell table:style-name="ce3" office:value-type="string">
            <text:p>Oomlout's Highlights</text:p>
          </table:table-cell>
          <table:table-cell table:style-name="ce3" office:value-type="string">
            <text:p>Other posts on</text:p>
          </table:table-cell>
          <table:table-cell table:style-name="ce3" office:value-type="string">
            <text:p>Floor 01 Desc</text:p>
          </table:table-cell>
          <table:table-cell table:style-name="ce3" office:value-type="string">
            <text:p>Floor 02 Desc</text:p>
          </table:table-cell>
          <table:table-cell table:style-name="ce3" office:value-type="string">
            <text:p>Floor 03 Desc</text:p>
          </table:table-cell>
          <table:table-cell table:style-name="ce3" office:value-type="string">
            <text:p>Floor 04 Desc</text:p>
          </table:table-cell>
          <table:table-cell table:style-name="ce3" office:value-type="string">
            <text:p>Floor 05 Desc</text:p>
          </table:table-cell>
          <table:table-cell table:style-name="ce3" office:value-type="string">
            <text:p>Floor 06 Desc</text:p>
          </table:table-cell>
          <table:table-cell table:style-name="ce3" office:value-type="string">
            <text:p>Floor 07 Desc</text:p>
          </table:table-cell>
          <table:table-cell table:style-name="ce3" office:value-type="string">
            <text:p>Floor 08 Desc</text:p>
          </table:table-cell>
          <table:table-cell table:style-name="ce3" office:value-type="string">
            <text:p>Floor 09 Desc</text:p>
          </table:table-cell>
          <table:table-cell table:style-name="ce3" office:value-type="string">
            <text:p>Floor 10 Desc</text:p>
          </table:table-cell>
          <table:table-cell table:style-name="ce3" office:value-type="string">
            <text:p>Floor 11 Desc</text:p>
          </table:table-cell>
          <table:table-cell table:style-name="ce3" office:value-type="string">
            <text:p>Floor 12 Desc</text:p>
          </table:table-cell>
          <table:table-cell table:style-name="ce3" office:value-type="string">
            <text:p>Floor 01 Things There</text:p>
          </table:table-cell>
          <table:table-cell table:style-name="ce3" office:value-type="string">
            <text:p>Floor 02 Things There</text:p>
          </table:table-cell>
          <table:table-cell table:style-name="ce3" office:value-type="string">
            <text:p>Floor 03 Things There</text:p>
          </table:table-cell>
          <table:table-cell table:style-name="ce3" office:value-type="string">
            <text:p>Floor 04 Things There</text:p>
          </table:table-cell>
          <table:table-cell table:style-name="ce3" office:value-type="string">
            <text:p>Floor 05 Things There</text:p>
          </table:table-cell>
          <table:table-cell table:style-name="ce3" office:value-type="string">
            <text:p>Floor 06 Things There</text:p>
          </table:table-cell>
          <table:table-cell table:style-name="ce3" office:value-type="string">
            <text:p>Floor 07 Things There</text:p>
          </table:table-cell>
          <table:table-cell table:style-name="ce3" office:value-type="string">
            <text:p>Floor 08 Things There</text:p>
          </table:table-cell>
          <table:table-cell table:style-name="ce3" office:value-type="string">
            <text:p>Floor 09 Things There</text:p>
          </table:table-cell>
          <table:table-cell table:style-name="ce3" office:value-type="string">
            <text:p>Floor 10 Things There</text:p>
          </table:table-cell>
          <table:table-cell table:style-name="ce3" office:value-type="string">
            <text:p>Floor 11 Things There</text:p>
          </table:table-cell>
          <table:table-cell table:style-name="ce3" office:value-type="string">
            <text:p>Floor 12 Things There</text:p>
          </table:table-cell>
          <table:table-cell table:style-name="ce3" table:number-columns-repeated="982"/>
        </table:table-row>
        <table:table-row table:style-name="ro2">
          <table:table-cell/>
          <table:table-cell office:value-type="string">
            <text:p>01</text:p>
          </table:table-cell>
          <table:table-cell table:number-columns-repeated="2"/>
          <table:table-cell office:value-type="string">
            <text:p>Shenzhen New World Communication Electronics Market</text:p>
          </table:table-cell>
          <table:table-cell office:value-type="string">
            <text:p>深圳市新大陆通讯电子市 (not quite right)</text:p>
          </table:table-cell>
          <table:table-cell office:value-type="string">
            <text:p>ihua Rd Futian, Shenzhen, Guangdong‎</text:p>
          </table:table-cell>
          <table:table-cell office:value-type="float" office:value="22.539897">
            <text:p>22.539897000000</text:p>
          </table:table-cell>
          <table:table-cell office:value-type="float" office:value="114.091522">
            <text:p>114.091522000000</text:p>
          </table:table-cell>
          <table:table-cell office:value-type="string">
            <text:p>https://maps.google.com/maps?q=22.539889,114.091685&amp;num=1&amp;t=m&amp;z=19&amp;iwloc=near</text:p>
          </table:table-cell>
          <table:table-cell office:value-type="float" office:value="2">
            <text:p>2</text:p>
          </table:table-cell>
          <table:table-cell office:value-type="string">
            <text:p>Random collection of every phone that has ever existed, in various states of repair</text:p>
          </table:table-cell>
          <table:table-cell/>
          <table:table-cell office:value-type="string">
            <text:p>Used Broken Phones, Used Batteries, Phone Numbers</text:p>
          </table:table-cell>
          <table:table-cell table:number-columns-repeated="4"/>
          <table:table-cell office:value-type="string">
            <text:p>Broken Phones, Phone Numbers, Used Batteries</text:p>
          </table:table-cell>
          <table:table-cell office:value-type="string">
            <text:p>Stalls (closed when visited)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02</text:p>
          </table:table-cell>
          <table:table-cell table:number-columns-repeated="2"/>
          <table:table-cell office:value-type="string">
            <text:p>Macheng Building</text:p>
          </table:table-cell>
          <table:table-cell/>
          <table:table-cell office:value-type="string">
            <text:p>ihua Rd Futian, Shenzhen, Guangdong‎</text:p>
          </table:table-cell>
          <table:table-cell office:value-type="float" office:value="22.539476">
            <text:p>22.539476000000</text:p>
          </table:table-cell>
          <table:table-cell office:value-type="float" office:value="114.091741">
            <text:p>114.091741000000</text:p>
          </table:table-cell>
          <table:table-cell office:value-type="string">
            <text:p>https://maps.google.com/maps?q=22.539647,114.091741&amp;num=1&amp;t=m&amp;z=19&amp;iwloc=near</text:p>
          </table:table-cell>
          <table:table-cell office:value-type="float" office:value="1">
            <text:p>1</text:p>
          </table:table-cell>
          <table:table-cell office:value-type="string">
            <text:p>Little LCD Screen repair shop in the back with some tools</text:p>
          </table:table-cell>
          <table:table-cell/>
          <table:table-cell office:value-type="string">
            <text:p>Old phones, in a better state of repair than building 01</text:p>
          </table:table-cell>
          <table:table-cell table:number-columns-repeated="4"/>
          <table:table-cell office:value-type="string">
            <text:p>Repaired / still usable old phones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03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Tongtiandi Telecomunication Market / Long Sheng Communtication Market</text:p>
          </table:table-cell>
          <table:table-cell table:number-columns-repeated="2"/>
          <table:table-cell office:value-type="float" office:value="22.540257">
            <text:p>22.540257000000</text:p>
          </table:table-cell>
          <table:table-cell office:value-type="float" office:value="114.090172">
            <text:p>114.090172000000</text:p>
          </table:table-cell>
          <table:table-cell office:value-type="string">
            <text:p>https://maps.google.com/maps?q=22.539714,114.091194&amp;num=1&amp;t=m&amp;z=19&amp;iwloc=near</text:p>
          </table:table-cell>
          <table:table-cell office:value-type="string">
            <text:p>?</text:p>
          </table:table-cell>
          <table:table-cell office:value-type="string">
            <text:p>Cell phone repair parts (bit lower than building 04)</text:p>
          </table:table-cell>
          <table:table-cell/>
          <table:table-cell office:value-type="string">
            <text:p>Cell Phone Repair Parts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04</text:p>
          </table:table-cell>
          <table:table-cell table:number-columns-repeated="2"/>
          <table:table-cell office:value-type="string">
            <text:p>Pong Yuen Communication accessories Hall</text:p>
          </table:table-cell>
          <table:table-cell table:number-columns-repeated="2"/>
          <table:table-cell office:value-type="float" office:value="22.540317">
            <text:p>22.540317000000</text:p>
          </table:table-cell>
          <table:table-cell office:value-type="float" office:value="114.0883">
            <text:p>114.088300000000</text:p>
          </table:table-cell>
          <table:table-cell office:value-type="string">
            <text:p>https://maps.google.com/maps?q=22.539726,114.09062&amp;ll=22.539842,114.090807&amp;spn=0.001583,0.002245&amp;num=1&amp;t=m&amp;z=19&amp;iwloc=near</text:p>
          </table:table-cell>
          <table:table-cell office:value-type="string">
            <text:p>?</text:p>
          </table:table-cell>
          <table:table-cell office:value-type="string">
            <text:p>Cell Phone Repair Parts <text:s/>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05</text:p>
          </table:table-cell>
          <table:table-cell table:number-columns-repeated="2"/>
          <table:table-cell office:value-type="string">
            <text:p>Hau Qiang Metro Shopping Mall</text:p>
          </table:table-cell>
          <table:table-cell table:number-columns-repeated="2"/>
          <table:table-cell office:value-type="float" office:value="22.540228">
            <text:p>22.540228000000</text:p>
          </table:table-cell>
          <table:table-cell office:value-type="float" office:value="114.086594">
            <text:p>114.086594000000</text:p>
          </table:table-cell>
          <table:table-cell office:value-type="string">
            <text:p>https://maps.google.com/maps?q=22.540271,114.086393&amp;num=1&amp;t=m&amp;z=19&amp;iwloc=near</text:p>
          </table:table-cell>
          <table:table-cell office:value-type="float" office:value="1">
            <text:p>1</text:p>
          </table:table-cell>
          <table:table-cell office:value-type="string">
            <text:p>Not open</text:p>
          </table:table-cell>
          <table:table-cell office:value-type="string">
            <text:p>Under ground, cell phone repair parts and accessories</text:p>
          </table:table-cell>
          <table:table-cell table:number-columns-repeated="5"/>
          <table:table-cell office:value-type="string">
            <text:p>Cell phone accesory and repair parts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0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SEG Market</text:p>
          </table:table-cell>
          <table:table-cell table:number-columns-repeated="2"/>
          <table:table-cell office:value-type="float" office:value="22.541337">
            <text:p>22.541337000000</text:p>
          </table:table-cell>
          <table:table-cell office:value-type="float" office:value="114.087506">
            <text:p>114.087506000000</text:p>
          </table:table-cell>
          <table:table-cell table:number-columns-repeated="9"/>
          <table:table-cell office:value-type="string">
            <text:p>Components (booths piled high, wire, hardware, tools, connectors, LEDs)</text:p>
          </table:table-cell>
          <table:table-cell office:value-type="string">
            <text:p>Components (Less busy, jigher value items)</text:p>
          </table:table-cell>
          <table:table-cell office:value-type="string">
            <text:p>Finished Items (Network cards, 3D printing, speakers, motherboards, labels &amp; ribbon, POS systems.)</text:p>
          </table:table-cell>
          <table:table-cell office:value-type="string">
            <text:p>Copmuters (stalls with salesmen)</text:p>
          </table:table-cell>
          <table:table-cell office:value-type="string">
            <text:p>Computer Parts (Motherboards, little stalls)</text:p>
          </table:table-cell>
          <table:table-cell office:value-type="string">
            <text:p>Computer Parts (Mother boards, accesories, power supplies)</text:p>
          </table:table-cell>
          <table:table-cell office:value-type="string">
            <text:p>Computer Parts and Cables (starting to be factory offices, no longer stalls)</text:p>
          </table:table-cell>
          <table:table-cell office:value-type="string">
            <text:p>Same as 7F</text:p>
          </table:table-cell>
          <table:table-cell office:value-type="string">
            <text:p>Same As 8F</text:p>
          </table:table-cell>
          <table:table-cell office:value-type="string">
            <text:p>Same as 9F (only one set of excalators)</text:p>
          </table:table-cell>
          <table:table-cell table:number-columns-repeated="996"/>
        </table:table-row>
        <table:table-row table:style-name="ro3">
          <table:table-cell/>
          <table:table-cell office:value-type="string">
            <text:p>0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1</text:p>
          </table:table-cell>
          <table:table-cell table:number-columns-repeated="2"/>
          <table:table-cell office:value-type="float" office:value="22.540898">
            <text:p>22.540898000000</text:p>
          </table:table-cell>
          <table:table-cell office:value-type="float" office:value="114.086136">
            <text:p>114.086136000000</text:p>
          </table:table-cell>
          <table:table-cell table:number-columns-repeated="9"/>
          <table:table-cell office:value-type="string">
            <text:p>Components (little booths staked high) (1-3 joined)</text:p>
          </table:table-cell>
          <table:table-cell office:value-type="string">
            <text:p>Chips some components, not very busy</text:p>
          </table:table-cell>
          <table:table-cell office:value-type="string">
            <text:p>Compuyer accessories (old printers, consumables, printers, computers)</text:p>
          </table:table-cell>
          <table:table-cell office:value-type="string">
            <text:p>Laptops, New &amp; used, repair, LCD Panels, Label Printers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2</text:p>
          </table:table-cell>
          <table:table-cell table:number-columns-repeated="2"/>
          <table:table-cell office:value-type="string">
            <text:p>DOESN'T EXIST</text:p>
          </table:table-cell>
          <table:table-cell table:number-columns-repeated="10"/>
          <table:table-cell office:value-type="string">
            <text:p>Components (little booths staked high) (1-3 joined)</text:p>
          </table:table-cell>
          <table:table-cell office:value-type="string">
            <text:p>Component Reels mostly discrete</text:p>
          </table:table-cell>
          <table:table-cell office:value-type="string">
            <text:p>Computer Parts new &amp; used, Label printer stall</text:p>
          </table:table-cell>
          <table:table-cell office:value-type="string">
            <text:p>Computer Parts, Motherboards, LCDs only stairs</text:p>
          </table:table-cell>
          <table:table-cell office:value-type="string">
            <text:p>Chips, Motherboards, big screens, little stores (only stairs)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0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3</text:p>
          </table:table-cell>
          <table:table-cell table:number-columns-repeated="2"/>
          <table:table-cell office:value-type="float" office:value="22.541706">
            <text:p>22.541706000000</text:p>
          </table:table-cell>
          <table:table-cell office:value-type="float" office:value="114.086249">
            <text:p>114.086249000000</text:p>
          </table:table-cell>
          <table:table-cell table:number-columns-repeated="9"/>
          <table:table-cell office:value-type="string">
            <text:p>Components (little booths staked high) (1-3 joined)</text:p>
          </table:table-cell>
          <table:table-cell office:value-type="string">
            <text:p>Same as no.2 I think)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HQ Electronics World (LED Building)</text:p>
          </table:table-cell>
          <table:table-cell table:number-columns-repeated="2"/>
          <table:table-cell office:value-type="float" office:value="22.542469">
            <text:p>22.542469000000</text:p>
          </table:table-cell>
          <table:table-cell office:value-type="float" office:value="114.086195">
            <text:p>114.086195000000</text:p>
          </table:table-cell>
          <table:table-cell table:number-columns-repeated="9"/>
          <table:table-cell office:value-type="string">
            <text:p>South Side, Components, North Side Sunning</text:p>
          </table:table-cell>
          <table:table-cell office:value-type="string">
            <text:p>South some components and little stalls, North Sunning</text:p>
          </table:table-cell>
          <table:table-cell office:value-type="string">
            <text:p>Consumer Electronics</text:p>
          </table:table-cell>
          <table:table-cell office:value-type="string">
            <text:p>Consumer Electronics (bit less professional than 3)</text:p>
          </table:table-cell>
          <table:table-cell office:value-type="string">
            <text:p>Consumer Computers, South side some stalls, one section cleared out, some LEDs</text:p>
          </table:table-cell>
          <table:table-cell office:value-type="string">
            <text:p>LEDs (mostly bulbs and high power)</text:p>
          </table:table-cell>
          <table:table-cell table:number-columns-repeated="1000"/>
        </table:table-row>
        <table:table-row table:style-name="ro3">
          <table:table-cell/>
          <table:table-cell office:value-type="string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Tai Ping Yang Security Equipments Market</text:p>
          </table:table-cell>
          <table:table-cell table:number-columns-repeated="2"/>
          <table:table-cell office:value-type="float" office:value="22.542568">
            <text:p>22.542568000000</text:p>
          </table:table-cell>
          <table:table-cell office:value-type="float" office:value="114.088182">
            <text:p>114.088182000000</text:p>
          </table:table-cell>
          <table:table-cell table:number-columns-repeated="9"/>
          <table:table-cell office:value-type="string">
            <text:p>Radios, cameras, etc.</text:p>
          </table:table-cell>
          <table:table-cell table:number-columns-repeated="4" office:value-type="string">
            <text:p>Same less busy than previous floor</text:p>
          </table:table-cell>
          <table:table-cell office:value-type="string">
            <text:p>Mostly Camera Casings</text:p>
          </table:table-cell>
          <table:table-cell table:number-columns-repeated="1000"/>
        </table:table-row>
        <table:table-row table:style-name="ro3">
          <table:table-cell/>
          <table:table-cell office:value-type="string">
            <text:p>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Golcunda Cyber Plaza</text:p>
          </table:table-cell>
          <table:table-cell table:number-columns-repeated="2"/>
          <table:table-cell office:value-type="float" office:value="22.542625">
            <text:p>22.542625000000</text:p>
          </table:table-cell>
          <table:table-cell office:value-type="float" office:value="114.088823">
            <text:p>114.088823000000</text:p>
          </table:table-cell>
          <table:table-cell table:number-columns-repeated="9"/>
          <table:table-cell office:value-type="string">
            <text:p>Cell phone accessories</text:p>
          </table:table-cell>
          <table:table-cell office:value-type="string">
            <text:p>Mostly mobile cases</text:p>
          </table:table-cell>
          <table:table-cell office:value-type="string">
            <text:p>General accessories for phones, section of label printer for hire</text:p>
          </table:table-cell>
          <table:table-cell office:value-type="string">
            <text:p>Bigger volume accessories and offices</text:p>
          </table:table-cell>
          <table:table-cell office:value-type="string">
            <text:p>Mostly closed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1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Long Sheng Accesory Market</text:p>
          </table:table-cell>
          <table:table-cell table:number-columns-repeated="2"/>
          <table:table-cell office:value-type="float" office:value="22.543438">
            <text:p>22.543438000000</text:p>
          </table:table-cell>
          <table:table-cell office:value-type="float" office:value="114.088833">
            <text:p>114.088833000000</text:p>
          </table:table-cell>
          <table:table-cell table:number-columns-repeated="9"/>
          <table:table-cell office:value-type="string">
            <text:p>Pluggies, cases, little shops, quite professional</text:p>
          </table:table-cell>
          <table:table-cell table:number-columns-repeated="3" office:value-type="string">
            <text:p>Mobiles cases more for larger orders</text:p>
          </table:table-cell>
          <table:table-cell office:value-type="string">
            <text:p>Case stalls as well as some offices</text:p>
          </table:table-cell>
          <table:table-cell office:value-type="string">
            <text:p>Company display rooms (cell phone cases)</text:p>
          </table:table-cell>
          <table:table-cell table:number-columns-repeated="1000"/>
        </table:table-row>
        <table:table-row table:style-name="ro3">
          <table:table-cell/>
          <table:table-cell office:value-type="string">
            <text:p>1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Foreign Trade Wholesale Centre</text:p>
          </table:table-cell>
          <table:table-cell table:number-columns-repeated="2"/>
          <table:table-cell office:value-type="float" office:value="22.54209">
            <text:p>22.542090000000</text:p>
          </table:table-cell>
          <table:table-cell office:value-type="float" office:value="114.088216">
            <text:p>114.088216000000</text:p>
          </table:table-cell>
          <table:table-cell table:number-columns-repeated="9"/>
          <table:table-cell office:value-type="string">
            <text:p>Watches, USB sticks, items for export to africa and middle east</text:p>
          </table:table-cell>
          <table:table-cell office:value-type="string">
            <text:p>GPS, Car Cameras</text:p>
          </table:table-cell>
          <table:table-cell office:value-type="string">
            <text:p>Half Empty (being renovated), Cell accesories, things in car bodies</text:p>
          </table:table-cell>
          <table:table-cell office:value-type="string">
            <text:p>Tablets, Flashlights, USB Sticks</text:p>
          </table:table-cell>
          <table:table-cell table:number-columns-repeated="1002"/>
        </table:table-row>
        <table:table-row table:style-name="ro2">
          <table:table-cell/>
          <table:table-cell office:value-type="string">
            <text:p>15</text:p>
          </table:table-cell>
          <table:table-cell table:number-columns-repeated="2"/>
          <table:table-cell office:value-type="string">
            <text:p>Wan Shang Hui</text:p>
          </table:table-cell>
          <table:table-cell table:number-columns-repeated="2"/>
          <table:table-cell office:value-type="float" office:value="22.541612">
            <text:p>22.541612000000</text:p>
          </table:table-cell>
          <table:table-cell office:value-type="float" office:value="114.088849">
            <text:p>114.088849000000</text:p>
          </table:table-cell>
          <table:table-cell table:number-columns-repeated="9"/>
          <table:table-cell office:value-type="string">
            <text:p>Batteries, SD Cards, Cell Phones, Cables, Stickers, Power backpacks</text:p>
          </table:table-cell>
          <table:table-cell table:number-columns-repeated="2" office:value-type="string">
            <text:p>Similar to first floor</text:p>
          </table:table-cell>
          <table:table-cell office:value-type="string">
            <text:p>Similar but also with headphones</text:p>
          </table:table-cell>
          <table:table-cell office:value-type="string">
            <text:p>Little shops of accesories, CD Printing, Batteries, Mobile accessories</text:p>
          </table:table-cell>
          <table:table-cell office:value-type="string">
            <text:p>Same as 5</text:p>
          </table:table-cell>
          <table:table-cell office:value-type="string">
            <text:p>Same as 6</text:p>
          </table:table-cell>
          <table:table-cell office:value-type="string">
            <text:p>Factory shops (headphones)</text:p>
          </table:table-cell>
          <table:table-cell table:number-columns-repeated="998"/>
        </table:table-row>
        <table:table-row table:style-name="ro3">
          <table:table-cell/>
          <table:table-cell office:value-type="string">
            <text:p>16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Huitong Security Products Harbor</text:p>
          </table:table-cell>
          <table:table-cell table:number-columns-repeated="2"/>
          <table:table-cell office:value-type="float" office:value="22.543205">
            <text:p>22.543205000000</text:p>
          </table:table-cell>
          <table:table-cell office:value-type="float" office:value="114.08812">
            <text:p>114.088120000000</text:p>
          </table:table-cell>
          <table:table-cell table:number-columns-repeated="9"/>
          <table:table-cell office:value-type="string">
            <text:p>Helmets, Radios, Cameras (not as nice as security building)</text:p>
          </table:table-cell>
          <table:table-cell office:value-type="string">
            <text:p>Mostly empty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1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SED Electronics Communication Market</text:p>
          </table:table-cell>
          <table:table-cell table:number-columns-repeated="2"/>
          <table:table-cell office:value-type="float" office:value="22.544729">
            <text:p>22.544729000000</text:p>
          </table:table-cell>
          <table:table-cell office:value-type="float" office:value="114.089543">
            <text:p>114.089543000000</text:p>
          </table:table-cell>
          <table:table-cell table:number-columns-repeated="9"/>
          <table:table-cell office:value-type="string">
            <text:p>Tablets</text:p>
          </table:table-cell>
          <table:table-cell office:value-type="string">
            <text:p>Tablet Cases and Tablets</text:p>
          </table:table-cell>
          <table:table-cell office:value-type="string">
            <text:p>iPad and tablet accesories, almost empty</text:p>
          </table:table-cell>
          <table:table-cell table:number-columns-repeated="1003"/>
        </table:table-row>
        <table:table-row table:style-name="ro3">
          <table:table-cell/>
          <table:table-cell office:value-type="string">
            <text:p>1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ity Mingtong Digital </text:p>
          </table:table-cell>
          <table:table-cell table:number-columns-repeated="2"/>
          <table:table-cell office:value-type="float" office:value="22.54479">
            <text:p>22.544790000000</text:p>
          </table:table-cell>
          <table:table-cell office:value-type="float" office:value="114.088973">
            <text:p>114.088973000000</text:p>
          </table:table-cell>
          <table:table-cell table:number-columns-repeated="9"/>
          <table:table-cell office:value-type="string">
            <text:p>Accessories and domestic phones</text:p>
          </table:table-cell>
          <table:table-cell office:value-type="string">
            <text:p>Phones (unique designs)</text:p>
          </table:table-cell>
          <table:table-cell office:value-type="string">
            <text:p>Phones (dodgy notes and iFauxn's)</text:p>
          </table:table-cell>
          <table:table-cell office:value-type="string">
            <text:p>Same as 3f bit dodgier</text:p>
          </table:table-cell>
          <table:table-cell table:number-columns-repeated="2" office:value-type="string">
            <text:p>Offices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19</text:p>
          </table:table-cell>
          <table:table-cell table:number-columns-repeated="2"/>
          <table:table-cell office:value-type="string">
            <text:p>Shippers Row</text:p>
          </table:table-cell>
          <table:table-cell office:value-type="string">
            <text:p>(North side of LongSheng building)</text:p>
          </table:table-cell>
          <table:table-cell/>
          <table:table-cell office:value-type="float" office:value="22.543703">
            <text:p>22.543703000000</text:p>
          </table:table-cell>
          <table:table-cell office:value-type="float" office:value="114.088785">
            <text:p>114.088785000000</text:p>
          </table:table-cell>
          <table:table-cell table:number-columns-repeated="9"/>
          <table:table-cell office:value-type="string">
            <text:p>Suzy Shipper and others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20</text:p>
          </table:table-cell>
          <table:table-cell table:number-columns-repeated="2"/>
          <table:table-cell office:value-type="string">
            <text:p>SEG Market North</text:p>
          </table:table-cell>
          <table:table-cell table:number-columns-repeated="2"/>
          <table:table-cell office:value-type="float" office:value="22.541958">
            <text:p>22.541958000000</text:p>
          </table:table-cell>
          <table:table-cell office:value-type="float" office:value="114.08714">
            <text:p>114.087140000000</text:p>
          </table:table-cell>
          <table:table-cell table:number-columns-repeated="9"/>
          <table:table-cell office:value-type="string">
            <text:p>Consumer Electronics</text:p>
          </table:table-cell>
          <table:table-cell office:value-type="string">
            <text:p>CDs printer ink etc</text:p>
          </table:table-cell>
          <table:table-cell office:value-type="string">
            <text:p>Computer accessories</text:p>
          </table:table-cell>
          <table:table-cell office:value-type="string">
            <text:p>Computer parts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2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E – South Asia Electronics</text:p>
          </table:table-cell>
          <table:table-cell table:number-columns-repeated="2"/>
          <table:table-cell office:value-type="float" office:value="22.542447">
            <text:p>22.542447000000</text:p>
          </table:table-cell>
          <table:table-cell office:value-type="float" office:value="114.085046">
            <text:p>114.085046000000</text:p>
          </table:table-cell>
          <table:table-cell table:number-columns-repeated="9"/>
          <table:table-cell office:value-type="string">
            <text:p>Components (shops and booths)</text:p>
          </table:table-cell>
          <table:table-cell office:value-type="string">
            <text:p>wire, components, connectors</text:p>
          </table:table-cell>
          <table:table-cell table:number-columns-repeated="2" office:value-type="string">
            <text:p>shops, components</text:p>
          </table:table-cell>
          <table:table-cell office:value-type="string">
            <text:p>shops and office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22</text:p>
          </table:table-cell>
          <table:table-cell table:number-columns-repeated="2"/>
          <table:table-cell office:value-type="string">
            <text:p>Building North of SAE</text:p>
          </table:table-cell>
          <table:table-cell table:number-columns-repeated="2"/>
          <table:table-cell office:value-type="string">
            <text:p>Not Important</text:p>
          </table:table-cell>
          <table:table-cell table:number-columns-repeated="10"/>
          <table:table-cell office:value-type="string">
            <text:p>not visited until later date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uhui Electronics City</text:p>
          </table:table-cell>
          <table:table-cell table:number-columns-repeated="2"/>
          <table:table-cell office:value-type="float" office:value="22.54182">
            <text:p>22.541820000000</text:p>
          </table:table-cell>
          <table:table-cell office:value-type="float" office:value="114.084984">
            <text:p>114.084984000000</text:p>
          </table:table-cell>
          <table:table-cell table:number-columns-repeated="9"/>
          <table:table-cell office:value-type="string">
            <text:p>Components (boxes of reels, mostly semiconductors)</text:p>
          </table:table-cell>
          <table:table-cell office:value-type="string">
            <text:p>Components Booths</text:p>
          </table:table-cell>
          <table:table-cell office:value-type="string">
            <text:p>Tools</text:p>
          </table:table-cell>
          <table:table-cell office:value-type="string">
            <text:p>Larger stalls, buttons and switches</text:p>
          </table:table-cell>
          <table:table-cell table:number-columns-repeated="1002"/>
        </table:table-row>
        <table:table-row table:style-name="ro3">
          <table:table-cell/>
          <table:table-cell office:value-type="string">
            <text:p>2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Q Mart (New LED Building)</text:p>
          </table:table-cell>
          <table:table-cell table:number-columns-repeated="2"/>
          <table:table-cell office:value-type="float" office:value="22.541084">
            <text:p>22.541084000000</text:p>
          </table:table-cell>
          <table:table-cell office:value-type="float" office:value="114.084982">
            <text:p>114.084982000000</text:p>
          </table:table-cell>
          <table:table-cell table:number-columns-repeated="9"/>
          <table:table-cell office:value-type="string">
            <text:p>LEDs Components</text:p>
          </table:table-cell>
          <table:table-cell office:value-type="string">
            <text:p>LEDS Compnent and lenses</text:p>
          </table:table-cell>
          <table:table-cell office:value-type="string">
            <text:p>LED Components</text:p>
          </table:table-cell>
          <table:table-cell office:value-type="string">
            <text:p>LEDs (some tools)</text:p>
          </table:table-cell>
          <table:table-cell office:value-type="string">
            <text:p>Same as 4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25</text:p>
          </table:table-cell>
          <table:table-cell table:number-columns-repeated="2"/>
          <table:table-cell office:value-type="string">
            <text:p>Tong Tian Di's Market</text:p>
          </table:table-cell>
          <table:table-cell table:number-columns-repeated="13"/>
          <table:table-cell office:value-type="string">
            <text:p>not visited cell phone accessories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olcunda 2</text:p>
          </table:table-cell>
          <table:table-cell table:number-columns-repeated="13"/>
          <table:table-cell office:value-type="string">
            <text:p>not visite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2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One North of SA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28</text:p>
          </table:table-cell>
          <table:table-cell table:number-columns-repeated="2"/>
          <table:table-cell office:value-type="string">
            <text:p>South China City Market</text:p>
          </table:table-cell>
          <table:table-cell table:number-columns-repeated="1019"/>
        </table:table-row>
        <table:table-row table:style-name="ro1">
          <table:table-cell office:value-type="string">
            <text:p>Building-Stall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talls</text:p>
          </table:table-cell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Item</text:p>
          </table:table-cell>
          <table:table-cell office:value-type="string">
            <text:p>Building</text:p>
          </table:table-cell>
          <table:table-cell office:value-type="string">
            <text:p>Floor</text:p>
          </table:table-cell>
          <table:table-cell office:value-type="string">
            <text:p>Stall</text:p>
          </table:table-cell>
          <table:table-cell office:value-type="string">
            <text:p>E-Mail</text:p>
          </table:table-cell>
          <table:table-cell office:value-type="string">
            <text:p>Note</text:p>
          </table:table-cell>
          <table:table-cell table:number-columns-repeated="1014"/>
        </table:table-row>
        <table:table-row table:style-name="ro2">
          <table:table-cell table:formula="of:=IF([.E33]&lt;&gt;&quot;&quot;;[.F33] &amp; &quot;-&quot; &amp; [.H33];&quot;&quot;)" office:value-type="string" office:string-value="06-10A05">
            <text:p>06-10A05</text:p>
          </table:table-cell>
          <table:table-cell office:value-type="string">
            <text:p>Shenzhen Vinanxin Hengxin Hardware Electronics</text:p>
          </table:table-cell>
          <table:table-cell table:number-columns-repeated="2"/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float" office:value="10">
            <text:p>10</text:p>
          </table:table-cell>
          <table:table-cell office:value-type="string">
            <text:p>10A05</text:p>
          </table:table-cell>
          <table:table-cell office:value-type="string">
            <text:p>gzsr_2007@163.com</text:p>
          </table:table-cell>
          <table:table-cell office:value-type="string">
            <text:p>E-Mail Out</text:p>
          </table:table-cell>
          <table:table-cell table:number-columns-repeated="1014"/>
        </table:table-row>
        <table:table-row table:style-name="ro1">
          <table:table-cell table:formula="of:=IF([.E34]&lt;&gt;&quot;&quot;;[.F34] &amp; &quot;-&quot; &amp; [.H34];&quot;&quot;)" office:value-type="string" office:string-value="19-48-49">
            <text:p>19-48-49</text:p>
          </table:table-cell>
          <table:table-cell office:value-type="string">
            <text:p>Suzy Shipper</text:p>
          </table:table-cell>
          <table:table-cell table:number-columns-repeated="2"/>
          <table:table-cell office:value-type="string">
            <text:p>Shipping</text:p>
          </table:table-cell>
          <table:table-cell office:value-type="string">
            <text:p>19</text:p>
          </table:table-cell>
          <table:table-cell office:value-type="string">
            <text:p>01</text:p>
          </table:table-cell>
          <table:table-cell office:value-type="string">
            <text:p>48-49</text:p>
          </table:table-cell>
          <table:table-cell table:number-columns-repeated="1016"/>
        </table:table-row>
        <table:table-row table:style-name="ro1">
          <table:table-cell table:formula="of:=IF([.E35]&lt;&gt;&quot;&quot;;[.F35] &amp; &quot;-&quot; &amp; [.H35];&quot;&quot;)" office:value-type="string" office:string-value="28-P07127">
            <text:p>28-P07127</text:p>
          </table:table-cell>
          <table:table-cell table:number-columns-repeated="3"/>
          <table:table-cell office:value-type="string">
            <text:p>USB Industrial Equipment</text:p>
          </table:table-cell>
          <table:table-cell office:value-type="string">
            <text:p>28</text:p>
          </table:table-cell>
          <table:table-cell office:value-type="string">
            <text:p>01</text:p>
          </table:table-cell>
          <table:table-cell office:value-type="string">
            <text:p>P07127</text:p>
          </table:table-cell>
          <table:table-cell table:number-columns-repeated="1016"/>
        </table:table-row>
        <table:table-row table:style-name="ro1">
          <table:table-cell table:formula="of:=IF([.E36]&lt;&gt;&quot;&quot;;[.F36] &amp; &quot;-&quot; &amp; [.H36];&quot;&quot;)" office:value-type="string" office:string-value="10-1A045">
            <text:p>10-1A045</text:p>
          </table:table-cell>
          <table:table-cell office:value-type="string">
            <text:p>JK</text:p>
          </table:table-cell>
          <table:table-cell table:number-columns-repeated="2"/>
          <table:table-cell office:value-type="string">
            <text:p>Green and Orange 2.54 mm Terminal strip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045</text:p>
          </table:table-cell>
          <table:table-cell table:number-columns-repeated="1016"/>
        </table:table-row>
        <table:table-row table:style-name="ro2">
          <table:table-cell table:formula="of:=IF([.E37]&lt;&gt;&quot;&quot;;[.F37] &amp; &quot;-&quot; &amp; [.H37];&quot;&quot;)" office:value-type="string" office:string-value="10-1A201">
            <text:p>10-1A201</text:p>
          </table:table-cell>
          <table:table-cell office:value-type="string">
            <text:p>Shenzhen Xinyuan Photoelectric</text:p>
          </table:table-cell>
          <table:table-cell table:number-columns-repeated="2"/>
          <table:table-cell office:value-type="string">
            <text:p>LED bars bonded straight to aluminium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201</text:p>
          </table:table-cell>
          <table:table-cell table:number-columns-repeated="1016"/>
        </table:table-row>
        <table:table-row table:style-name="ro2">
          <table:table-cell table:formula="of:=IF([.E38]&lt;&gt;&quot;&quot;;[.F38] &amp; &quot;-&quot; &amp; [.H38];&quot;&quot;)" office:value-type="string" office:string-value="10-1A145">
            <text:p>10-1A145</text:p>
          </table:table-cell>
          <table:table-cell office:value-type="string">
            <text:p>Shenzhen Chenda Zhike Electronics </text:p>
          </table:table-cell>
          <table:table-cell table:number-columns-repeated="2"/>
          <table:table-cell office:value-type="string">
            <text:p>RF Radio Box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45</text:p>
          </table:table-cell>
          <table:table-cell table:number-columns-repeated="1016"/>
        </table:table-row>
        <table:table-row table:style-name="ro2">
          <table:table-cell table:formula="of:=IF([.E39]&lt;&gt;&quot;&quot;;[.F39] &amp; &quot;-&quot; &amp; [.H39];&quot;&quot;)" office:value-type="string" office:string-value="10-1A629">
            <text:p>10-1A629</text:p>
          </table:table-cell>
          <table:table-cell office:value-type="string">
            <text:p>Shenzhen Haoshengming Electronic</text:p>
          </table:table-cell>
          <table:table-cell table:number-columns-repeated="2"/>
          <table:table-cell office:value-type="string">
            <text:p>Matric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629</text:p>
          </table:table-cell>
          <table:table-cell table:number-columns-repeated="1016"/>
        </table:table-row>
        <table:table-row table:style-name="ro2">
          <table:table-cell table:formula="of:=IF([.E40]&lt;&gt;&quot;&quot;;[.F40] &amp; &quot;-&quot; &amp; [.H40];&quot;&quot;)" office:value-type="string" office:string-value="10-1C035">
            <text:p>10-1C035</text:p>
          </table:table-cell>
          <table:table-cell office:value-type="string">
            <text:p>Rike Industries</text:p>
          </table:table-cell>
          <table:table-cell table:number-columns-repeated="2"/>
          <table:table-cell office:value-type="string">
            <text:p>SMD Resistor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C035</text:p>
          </table:table-cell>
          <table:table-cell table:number-columns-repeated="1016"/>
        </table:table-row>
        <table:table-row table:style-name="ro2">
          <table:table-cell table:formula="of:=IF([.E41]&lt;&gt;&quot;&quot;;[.F41] &amp; &quot;-&quot; &amp; [.H41];&quot;&quot;)" office:value-type="string" office:string-value="10-1A534">
            <text:p>10-1A534</text:p>
          </table:table-cell>
          <table:table-cell office:value-type="string">
            <text:p>Lanxin Photoelectric</text:p>
          </table:table-cell>
          <table:table-cell table:number-columns-repeated="2"/>
          <table:table-cell office:value-type="string">
            <text:p>LED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534</text:p>
          </table:table-cell>
          <table:table-cell table:number-columns-repeated="1016"/>
        </table:table-row>
        <table:table-row table:style-name="ro2">
          <table:table-cell table:formula="of:=IF([.E42]&lt;&gt;&quot;&quot;;[.F42] &amp; &quot;-&quot; &amp; [.H42];&quot;&quot;)" office:value-type="string" office:string-value="10-1A703">
            <text:p>10-1A703</text:p>
          </table:table-cell>
          <table:table-cell office:value-type="string">
            <text:p>Shenzhen Fusheng Electron</text:p>
          </table:table-cell>
          <table:table-cell table:number-columns-repeated="2"/>
          <table:table-cell office:value-type="string">
            <text:p>double wide DIP connector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703</text:p>
          </table:table-cell>
          <table:table-cell table:number-columns-repeated="1016"/>
        </table:table-row>
        <table:table-row table:style-name="ro2">
          <table:table-cell table:formula="of:=IF([.E43]&lt;&gt;&quot;&quot;;[.F43] &amp; &quot;-&quot; &amp; [.H43];&quot;&quot;)" office:value-type="string" office:string-value="06-3A42">
            <text:p>06-3A42</text:p>
          </table:table-cell>
          <table:table-cell office:value-type="string">
            <text:p>JC Barcode</text:p>
          </table:table-cell>
          <table:table-cell table:number-columns-repeated="2"/>
          <table:table-cell office:value-type="string">
            <text:p>G3106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42</text:p>
          </table:table-cell>
          <table:table-cell table:number-columns-repeated="1016"/>
        </table:table-row>
        <table:table-row table:style-name="ro1">
          <table:table-cell table:formula="of:=IF([.E44]&lt;&gt;&quot;&quot;;[.F44] &amp; &quot;-&quot; &amp; [.H44];&quot;&quot;)" office:value-type="string" office:string-value="06-3C71">
            <text:p>06-3C71</text:p>
          </table:table-cell>
          <table:table-cell office:value-type="string">
            <text:p>CK</text:p>
          </table:table-cell>
          <table:table-cell table:number-columns-repeated="2"/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71</text:p>
          </table:table-cell>
          <table:table-cell table:number-columns-repeated="1016"/>
        </table:table-row>
        <table:table-row table:style-name="ro1">
          <table:table-cell table:formula="of:=IF([.E45]&lt;&gt;&quot;&quot;;[.F45] &amp; &quot;-&quot; &amp; [.H45];&quot;&quot;)" office:value-type="string" office:string-value="06-3C50">
            <text:p>06-3C50</text:p>
          </table:table-cell>
          <table:table-cell office:value-type="string">
            <text:p>KYN</text:p>
          </table:table-cell>
          <table:table-cell table:number-columns-repeated="2"/>
          <table:table-cell office:value-type="string">
            <text:p>Colourful Label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50</text:p>
          </table:table-cell>
          <table:table-cell table:number-columns-repeated="1016"/>
        </table:table-row>
        <table:table-row table:style-name="ro2">
          <table:table-cell table:formula="of:=IF([.E46]&lt;&gt;&quot;&quot;;[.F46] &amp; &quot;-&quot; &amp; [.H46];&quot;&quot;)" office:value-type="string" office:string-value="24-1C039">
            <text:p>24-1C039</text:p>
          </table:table-cell>
          <table:table-cell office:value-type="string">
            <text:p>Shenzhen Haodong Electronic</text:p>
          </table:table-cell>
          <table:table-cell table:number-columns-repeated="2"/>
          <table:table-cell office:value-type="string">
            <text:p>TO220 Packaged LEDs</text:p>
          </table:table-cell>
          <table:table-cell office:value-type="string">
            <text:p>24</text:p>
          </table:table-cell>
          <table:table-cell office:value-type="string">
            <text:p>01</text:p>
          </table:table-cell>
          <table:table-cell office:value-type="string">
            <text:p>1C039</text:p>
          </table:table-cell>
          <table:table-cell table:number-columns-repeated="1016"/>
        </table:table-row>
        <table:table-row table:style-name="ro2">
          <table:table-cell table:formula="of:=IF([.E47]&lt;&gt;&quot;&quot;;[.F47] &amp; &quot;-&quot; &amp; [.H47];&quot;&quot;)" office:value-type="string" office:string-value="09-3C020">
            <text:p>09-3C020</text:p>
          </table:table-cell>
          <table:table-cell office:value-type="string">
            <text:p>Shenzhen Sengod Electronics</text:p>
          </table:table-cell>
          <table:table-cell table:number-columns-repeated="2"/>
          <table:table-cell office:value-type="string">
            <text:p>Label Printers and supplies</text:p>
          </table:table-cell>
          <table:table-cell office:value-type="string">
            <text:p>09</text:p>
          </table:table-cell>
          <table:table-cell office:value-type="string">
            <text:p>03</text:p>
          </table:table-cell>
          <table:table-cell office:value-type="string">
            <text:p>3C020</text:p>
          </table:table-cell>
          <table:table-cell table:number-columns-repeated="1016"/>
        </table:table-row>
        <table:table-row table:style-name="ro2">
          <table:table-cell table:formula="of:=IF([.E48]&lt;&gt;&quot;&quot;;[.F48] &amp; &quot;-&quot; &amp; [.H48];&quot;&quot;)" office:value-type="string" office:string-value="10-1J023">
            <text:p>10-1J023</text:p>
          </table:table-cell>
          <table:table-cell office:value-type="string">
            <text:p>Xiu Jiang</text:p>
          </table:table-cell>
          <table:table-cell table:number-columns-repeated="2"/>
          <table:table-cell office:value-type="string">
            <text:p>Static Bag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J023</text:p>
          </table:table-cell>
          <table:table-cell table:number-columns-repeated="1016"/>
        </table:table-row>
        <table:table-row table:style-name="ro2">
          <table:table-cell table:formula="of:=IF([.E49]&lt;&gt;&quot;&quot;;[.F49] &amp; &quot;-&quot; &amp; [.H49];&quot;&quot;)" office:value-type="string" office:string-value="10-1A156">
            <text:p>10-1A156</text:p>
          </table:table-cell>
          <table:table-cell office:value-type="string">
            <text:p>KTRLight</text:p>
          </table:table-cell>
          <table:table-cell table:number-columns-repeated="2"/>
          <table:table-cell office:value-type="string">
            <text:p>Pink and Purple LED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56</text:p>
          </table:table-cell>
          <table:table-cell table:number-columns-repeated="1016"/>
        </table:table-row>
        <table:table-row table:style-name="ro2">
          <table:table-cell table:formula="of:=IF([.E50]&lt;&gt;&quot;&quot;;[.F50] &amp; &quot;-&quot; &amp; [.H50];&quot;&quot;)" office:value-type="string" office:string-value="06-3A15">
            <text:p>06-3A15</text:p>
          </table:table-cell>
          <table:table-cell office:value-type="string">
            <text:p>Shenzhen Heng Xing Barcode</text:p>
          </table:table-cell>
          <table:table-cell table:number-columns-repeated="2"/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15</text:p>
          </table:table-cell>
          <table:table-cell/>
          <table:table-cell office:value-type="string">
            <text:p>924007517.taobao.com</text:p>
          </table:table-cell>
          <table:table-cell table:number-columns-repeated="1014"/>
        </table:table-row>
        <table:table-row table:style-name="ro2">
          <table:table-cell table:formula="of:=IF([.E51]&lt;&gt;&quot;&quot;;[.F51] &amp; &quot;-&quot; &amp; [.H51];&quot;&quot;)" office:value-type="string" office:string-value="06-4211">
            <text:p>06-4211</text:p>
          </table:table-cell>
          <table:table-cell office:value-type="string">
            <text:p>Shenzhen Sengod Electronics</text:p>
          </table:table-cell>
          <table:table-cell table:number-columns-repeated="2"/>
          <table:table-cell office:value-type="string">
            <text:p>Label Printers and supplies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4211</text:p>
          </table:table-cell>
          <table:table-cell table:number-columns-repeated="1016"/>
        </table:table-row>
        <table:table-row table:style-name="ro2">
          <table:table-cell table:formula="of:=IF([.E52]&lt;&gt;&quot;&quot;;[.F52] &amp; &quot;-&quot; &amp; [.H52];&quot;&quot;)" office:value-type="string" office:string-value="06-3C20">
            <text:p>06-3C20</text:p>
          </table:table-cell>
          <table:table-cell office:value-type="string">
            <text:p>FeiFan</text:p>
          </table:table-cell>
          <table:table-cell table:number-columns-repeated="2"/>
          <table:table-cell office:value-type="string">
            <text:p>(Label Printing Stuff)</text:p>
          </table:table-cell>
          <table:table-cell table:style-name="ce2"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20</text:p>
          </table:table-cell>
          <table:table-cell table:number-columns-repeated="1016"/>
        </table:table-row>
        <table:table-row table:style-name="ro2">
          <table:table-cell table:formula="of:=IF([.E53]&lt;&gt;&quot;&quot;;[.F53] &amp; &quot;-&quot; &amp; [.H53];&quot;&quot;)" office:value-type="string" office:string-value="06-9A64">
            <text:p>06-9A64</text:p>
          </table:table-cell>
          <table:table-cell office:value-type="string">
            <text:p>Shenzhen Xinanxin Hardware Electronics Factory Sales Department</text:p>
          </table:table-cell>
          <table:table-cell table:number-columns-repeated="2"/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9A64</text:p>
          </table:table-cell>
          <table:table-cell/>
          <table:table-cell office:value-type="string">
            <text:p>xinhengxin1688.cn.alibaba.com</text:p>
          </table:table-cell>
          <table:table-cell table:number-columns-repeated="1014"/>
        </table:table-row>
        <table:table-row table:style-name="ro1">
          <table:table-cell table:formula="of:=IF([.E54]&lt;&gt;&quot;&quot;;[.F54] &amp; &quot;-&quot; &amp; [.H54];&quot;&quot;)" office:value-type="string" office:string-value="24-2A035">
            <text:p>24-2A035</text:p>
          </table:table-cell>
          <table:table-cell office:value-type="string">
            <text:p>KTRLight</text:p>
          </table:table-cell>
          <table:table-cell table:number-columns-repeated="2"/>
          <table:table-cell office:value-type="string">
            <text:p>Pink and Purple LEDs</text:p>
          </table:table-cell>
          <table:table-cell office:value-type="string">
            <text:p>24</text:p>
          </table:table-cell>
          <table:table-cell office:value-type="string">
            <text:p>02</text:p>
          </table:table-cell>
          <table:table-cell office:value-type="string">
            <text:p>2A035</text:p>
          </table:table-cell>
          <table:table-cell table:number-columns-repeated="1016"/>
        </table:table-row>
        <table:table-row table:style-name="ro1">
          <table:table-cell table:formula="of:=IF([.E55]&lt;&gt;&quot;&quot;;[.F55] &amp; &quot;-&quot; &amp; [.H55];&quot;&quot;)" office:value-type="string" office:string-value="23-3B002">
            <text:p>23-3B002</text:p>
          </table:table-cell>
          <table:table-cell office:value-type="string">
            <text:p>Shenzhen HARD technology</text:p>
          </table:table-cell>
          <table:table-cell table:number-columns-repeated="2"/>
          <table:table-cell office:value-type="string">
            <text:p>Tools (strange arm solderer</text:p>
          </table:table-cell>
          <table:table-cell office:value-type="string">
            <text:p>23</text:p>
          </table:table-cell>
          <table:table-cell office:value-type="string">
            <text:p>03</text:p>
          </table:table-cell>
          <table:table-cell office:value-type="string">
            <text:p>3B002</text:p>
          </table:table-cell>
          <table:table-cell table:number-columns-repeated="1016"/>
        </table:table-row>
        <table:table-row table:style-name="ro1">
          <table:table-cell table:formula="of:=IF([.E56]&lt;&gt;&quot;&quot;;[.F56] &amp; &quot;-&quot; &amp; [.H56];&quot;&quot;)" office:value-type="string" office:string-value="06-3B52">
            <text:p>06-3B52</text:p>
          </table:table-cell>
          <table:table-cell office:value-type="string">
            <text:p>Lidi Tech Printing ShenZhen Workshop</text:p>
          </table:table-cell>
          <table:table-cell table:number-columns-repeated="2"/>
          <table:table-cell office:value-type="string">
            <text:p>3D Printer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B52</text:p>
          </table:table-cell>
          <table:table-cell table:number-columns-repeated="1016"/>
        </table:table-row>
        <table:table-row table:style-name="ro1">
          <table:table-cell table:formula="of:=IF([.E57]&lt;&gt;&quot;&quot;;[.F57] &amp; &quot;-&quot; &amp; [.H57];&quot;&quot;)" office:value-type="string" office:string-value="10-1A435">
            <text:p>10-1A435</text:p>
          </table:table-cell>
          <table:table-cell office:value-type="string">
            <text:p>XingRunXin</text:p>
          </table:table-cell>
          <table:table-cell table:number-columns-repeated="2"/>
          <table:table-cell office:value-type="string">
            <text:p>LED Strip Cabl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435</text:p>
          </table:table-cell>
          <table:table-cell/>
          <table:table-cell office:value-type="string">
            <text:p>www.xingrunxin.cn.alibaba.com</text:p>
          </table:table-cell>
          <table:table-cell table:number-columns-repeated="1014"/>
        </table:table-row>
        <table:table-row table:style-name="ro1">
          <table:table-cell table:formula="of:=IF([.E58]&lt;&gt;&quot;&quot;;[.F58] &amp; &quot;-&quot; &amp; [.H58];&quot;&quot;)" office:value-type="string" office:string-value="-">
            <text:p>-</text:p>
          </table:table-cell>
          <table:table-cell office:value-type="string">
            <text:p>No English Name</text:p>
          </table:table-cell>
          <table:table-cell table:number-columns-repeated="2"/>
          <table:table-cell office:value-type="string">
            <text:p>USB Industrial Equipment</text:p>
          </table:table-cell>
          <table:table-cell/>
          <table:table-cell/>
          <table:table-cell/>
          <table:table-cell table:number-columns-repeated="1016"/>
        </table:table-row>
        <table:table-row table:style-name="ro1">
          <table:table-cell table:formula="of:=IF([.E59]&lt;&gt;&quot;&quot;;[.F59] &amp; &quot;-&quot; &amp; [.H5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0]&lt;&gt;&quot;&quot;;[.F60] &amp; &quot;-&quot; &amp; [.H6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1]&lt;&gt;&quot;&quot;;[.F61] &amp; &quot;-&quot; &amp; [.H6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2]&lt;&gt;&quot;&quot;;[.F62] &amp; &quot;-&quot; &amp; [.H6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3]&lt;&gt;&quot;&quot;;[.F63] &amp; &quot;-&quot; &amp; [.H6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4]&lt;&gt;&quot;&quot;;[.F64] &amp; &quot;-&quot; &amp; [.H6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5]&lt;&gt;&quot;&quot;;[.F65] &amp; &quot;-&quot; &amp; [.H6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6]&lt;&gt;&quot;&quot;;[.F66] &amp; &quot;-&quot; &amp; [.H6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7]&lt;&gt;&quot;&quot;;[.F67] &amp; &quot;-&quot; &amp; [.H6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8]&lt;&gt;&quot;&quot;;[.F68] &amp; &quot;-&quot; &amp; [.H6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69]&lt;&gt;&quot;&quot;;[.F69] &amp; &quot;-&quot; &amp; [.H6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0]&lt;&gt;&quot;&quot;;[.F70] &amp; &quot;-&quot; &amp; [.H7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1]&lt;&gt;&quot;&quot;;[.F71] &amp; &quot;-&quot; &amp; [.H7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2]&lt;&gt;&quot;&quot;;[.F72] &amp; &quot;-&quot; &amp; [.H7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3]&lt;&gt;&quot;&quot;;[.F73] &amp; &quot;-&quot; &amp; [.H7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4]&lt;&gt;&quot;&quot;;[.F74] &amp; &quot;-&quot; &amp; [.H7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5]&lt;&gt;&quot;&quot;;[.F75] &amp; &quot;-&quot; &amp; [.H7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6]&lt;&gt;&quot;&quot;;[.F76] &amp; &quot;-&quot; &amp; [.H7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7]&lt;&gt;&quot;&quot;;[.F77] &amp; &quot;-&quot; &amp; [.H7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8]&lt;&gt;&quot;&quot;;[.F78] &amp; &quot;-&quot; &amp; [.H7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79]&lt;&gt;&quot;&quot;;[.F79] &amp; &quot;-&quot; &amp; [.H7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0]&lt;&gt;&quot;&quot;;[.F80] &amp; &quot;-&quot; &amp; [.H8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1]&lt;&gt;&quot;&quot;;[.F81] &amp; &quot;-&quot; &amp; [.H8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2]&lt;&gt;&quot;&quot;;[.F82] &amp; &quot;-&quot; &amp; [.H8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3]&lt;&gt;&quot;&quot;;[.F83] &amp; &quot;-&quot; &amp; [.H8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4]&lt;&gt;&quot;&quot;;[.F84] &amp; &quot;-&quot; &amp; [.H8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5]&lt;&gt;&quot;&quot;;[.F85] &amp; &quot;-&quot; &amp; [.H8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6]&lt;&gt;&quot;&quot;;[.F86] &amp; &quot;-&quot; &amp; [.H8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7]&lt;&gt;&quot;&quot;;[.F87] &amp; &quot;-&quot; &amp; [.H8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8]&lt;&gt;&quot;&quot;;[.F88] &amp; &quot;-&quot; &amp; [.H8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89]&lt;&gt;&quot;&quot;;[.F89] &amp; &quot;-&quot; &amp; [.H8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0]&lt;&gt;&quot;&quot;;[.F90] &amp; &quot;-&quot; &amp; [.H9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1]&lt;&gt;&quot;&quot;;[.F91] &amp; &quot;-&quot; &amp; [.H9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2]&lt;&gt;&quot;&quot;;[.F92] &amp; &quot;-&quot; &amp; [.H9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3]&lt;&gt;&quot;&quot;;[.F93] &amp; &quot;-&quot; &amp; [.H9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4]&lt;&gt;&quot;&quot;;[.F94] &amp; &quot;-&quot; &amp; [.H9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5]&lt;&gt;&quot;&quot;;[.F95] &amp; &quot;-&quot; &amp; [.H9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6]&lt;&gt;&quot;&quot;;[.F96] &amp; &quot;-&quot; &amp; [.H9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7]&lt;&gt;&quot;&quot;;[.F97] &amp; &quot;-&quot; &amp; [.H9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8]&lt;&gt;&quot;&quot;;[.F98] &amp; &quot;-&quot; &amp; [.H9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99]&lt;&gt;&quot;&quot;;[.F99] &amp; &quot;-&quot; &amp; [.H9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0]&lt;&gt;&quot;&quot;;[.F100] &amp; &quot;-&quot; &amp; [.H10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1]&lt;&gt;&quot;&quot;;[.F101] &amp; &quot;-&quot; &amp; [.H10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2]&lt;&gt;&quot;&quot;;[.F102] &amp; &quot;-&quot; &amp; [.H10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3]&lt;&gt;&quot;&quot;;[.F103] &amp; &quot;-&quot; &amp; [.H10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4]&lt;&gt;&quot;&quot;;[.F104] &amp; &quot;-&quot; &amp; [.H10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5]&lt;&gt;&quot;&quot;;[.F105] &amp; &quot;-&quot; &amp; [.H10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6]&lt;&gt;&quot;&quot;;[.F106] &amp; &quot;-&quot; &amp; [.H10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7]&lt;&gt;&quot;&quot;;[.F107] &amp; &quot;-&quot; &amp; [.H10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8]&lt;&gt;&quot;&quot;;[.F108] &amp; &quot;-&quot; &amp; [.H10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09]&lt;&gt;&quot;&quot;;[.F109] &amp; &quot;-&quot; &amp; [.H10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0]&lt;&gt;&quot;&quot;;[.F110] &amp; &quot;-&quot; &amp; [.H11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1]&lt;&gt;&quot;&quot;;[.F111] &amp; &quot;-&quot; &amp; [.H11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2]&lt;&gt;&quot;&quot;;[.F112] &amp; &quot;-&quot; &amp; [.H11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3]&lt;&gt;&quot;&quot;;[.F113] &amp; &quot;-&quot; &amp; [.H11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4]&lt;&gt;&quot;&quot;;[.F114] &amp; &quot;-&quot; &amp; [.H11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5]&lt;&gt;&quot;&quot;;[.F115] &amp; &quot;-&quot; &amp; [.H11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6]&lt;&gt;&quot;&quot;;[.F116] &amp; &quot;-&quot; &amp; [.H11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7]&lt;&gt;&quot;&quot;;[.F117] &amp; &quot;-&quot; &amp; [.H11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8]&lt;&gt;&quot;&quot;;[.F118] &amp; &quot;-&quot; &amp; [.H11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19]&lt;&gt;&quot;&quot;;[.F119] &amp; &quot;-&quot; &amp; [.H11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20]&lt;&gt;&quot;&quot;;[.F120] &amp; &quot;-&quot; &amp; [.H12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21]&lt;&gt;&quot;&quot;;[.F121] &amp; &quot;-&quot; &amp; [.H12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>
          <table:table-cell table:formula="of:=IF([.E122]&lt;&gt;&quot;&quot;;[.F122] &amp; &quot;-&quot; &amp; [.H12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1" table:number-rows-repeated="65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gle upload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6"/>
        <table:table-row table:style-name="ro1">
          <table:table-cell office:value-type="string">
            <text:p>Building No.</text:p>
          </table:table-cell>
          <table:table-cell office:value-type="string">
            <text:p>HAXLR8R ID</text:p>
          </table:table-cell>
          <table:table-cell office:value-type="string">
            <text:p>SEEED ID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1">
          <table:table-cell table:formula="of:=[data.B2]" office:value-type="string" office:string-value="01">
            <text:p>01</text:p>
          </table:table-cell>
          <table:table-cell table:formula="of:=IF([data.C2]&lt;&gt;&quot;&quot;;[data.C2];&quot;&quot;)">
            <text:p/>
          </table:table-cell>
          <table:table-cell table:formula="of:=IF([data.D2]&lt;&gt;&quot;&quot;;[data.D2];&quot;&quot;)">
            <text:p/>
          </table:table-cell>
          <table:table-cell table:formula="of:=[data.E2]" office:value-type="string" office:string-value="Shenzhen New World Communication Electronics Market">
            <text:p>Shenzhen New World Communication Electronics Market</text:p>
          </table:table-cell>
          <table:table-cell table:formula="of:=&quot;http://oomlout.co.uk/pages/hqbs-huaqiangbeisystem-&quot;&amp;[.A2]" office:value-type="string" office:string-value="http://oomlout.co.uk/pages/hqbs-huaqiangbeisystem-01">
            <text:p>http://oomlout.co.uk/pages/hqbs-huaqiangbeisystem-01</text:p>
          </table:table-cell>
          <table:table-cell table:formula="of:=[data.H2]" office:value-type="float" office:value="22.539897">
            <text:p>22.53989700000000</text:p>
          </table:table-cell>
          <table:table-cell table:formula="of:=[data.I2]" office:value-type="float" office:value="114.091522">
            <text:p>114.09152200000000</text:p>
          </table:table-cell>
        </table:table-row>
        <table:table-row table:style-name="ro1">
          <table:table-cell table:formula="of:=[data.B3]" office:value-type="string" office:string-value="02">
            <text:p>02</text:p>
          </table:table-cell>
          <table:table-cell table:formula="of:=IF([data.C3]&lt;&gt;&quot;&quot;;[data.C3];&quot;&quot;)">
            <text:p/>
          </table:table-cell>
          <table:table-cell table:formula="of:=IF([data.D3]&lt;&gt;&quot;&quot;;[data.D3];&quot;&quot;)">
            <text:p/>
          </table:table-cell>
          <table:table-cell table:formula="of:=[data.E3]" office:value-type="string" office:string-value="Macheng Building">
            <text:p>Macheng Building</text:p>
          </table:table-cell>
          <table:table-cell table:formula="of:=&quot;http://oomlout.co.uk/pages/hqbs-huaqiangbeisystem-&quot;&amp;[.A3]" office:value-type="string" office:string-value="http://oomlout.co.uk/pages/hqbs-huaqiangbeisystem-02">
            <text:p>http://oomlout.co.uk/pages/hqbs-huaqiangbeisystem-02</text:p>
          </table:table-cell>
          <table:table-cell table:formula="of:=[data.H3]" office:value-type="float" office:value="22.539476">
            <text:p>22.53947600000000</text:p>
          </table:table-cell>
          <table:table-cell table:formula="of:=[data.I3]" office:value-type="float" office:value="114.091741">
            <text:p>114.09174100000000</text:p>
          </table:table-cell>
        </table:table-row>
        <table:table-row table:style-name="ro1">
          <table:table-cell table:formula="of:=[data.B4]" office:value-type="string" office:string-value="03">
            <text:p>03</text:p>
          </table:table-cell>
          <table:table-cell table:formula="of:=IF([data.C4]&lt;&gt;&quot;&quot;;[data.C4];&quot;&quot;)">
            <text:p/>
          </table:table-cell>
          <table:table-cell table:formula="of:=IF([data.D4]&lt;&gt;&quot;&quot;;[data.D4];&quot;&quot;)" office:value-type="float" office:value="40">
            <text:p>40</text:p>
          </table:table-cell>
          <table:table-cell table:formula="of:=[data.E4]" office:value-type="string" office:string-value="Tongtiandi Telecomunication Market / Long Sheng Communtication Market">
            <text:p>Tongtiandi Telecomunication Market / Long Sheng Communtication Market</text:p>
          </table:table-cell>
          <table:table-cell table:formula="of:=&quot;http://oomlout.co.uk/pages/hqbs-huaqiangbeisystem-&quot;&amp;[.A4]" office:value-type="string" office:string-value="http://oomlout.co.uk/pages/hqbs-huaqiangbeisystem-03">
            <text:p>http://oomlout.co.uk/pages/hqbs-huaqiangbeisystem-03</text:p>
          </table:table-cell>
          <table:table-cell table:formula="of:=[data.H4]" office:value-type="float" office:value="22.540257">
            <text:p>22.54025700000000</text:p>
          </table:table-cell>
          <table:table-cell table:formula="of:=[data.I4]" office:value-type="float" office:value="114.090172">
            <text:p>114.09017200000000</text:p>
          </table:table-cell>
        </table:table-row>
        <table:table-row table:style-name="ro1">
          <table:table-cell table:formula="of:=[data.B5]" office:value-type="string" office:string-value="04">
            <text:p>04</text:p>
          </table:table-cell>
          <table:table-cell table:formula="of:=IF([data.C5]&lt;&gt;&quot;&quot;;[data.C5];&quot;&quot;)">
            <text:p/>
          </table:table-cell>
          <table:table-cell table:formula="of:=IF([data.D5]&lt;&gt;&quot;&quot;;[data.D5];&quot;&quot;)">
            <text:p/>
          </table:table-cell>
          <table:table-cell table:formula="of:=[data.E5]" office:value-type="string" office:string-value="Pong Yuen Communication accessories Hall">
            <text:p>Pong Yuen Communication accessories Hall</text:p>
          </table:table-cell>
          <table:table-cell table:formula="of:=&quot;http://oomlout.co.uk/pages/hqbs-huaqiangbeisystem-&quot;&amp;[.A5]" office:value-type="string" office:string-value="http://oomlout.co.uk/pages/hqbs-huaqiangbeisystem-04">
            <text:p>http://oomlout.co.uk/pages/hqbs-huaqiangbeisystem-04</text:p>
          </table:table-cell>
          <table:table-cell table:formula="of:=[data.H5]" office:value-type="float" office:value="22.540317">
            <text:p>22.54031700000000</text:p>
          </table:table-cell>
          <table:table-cell table:formula="of:=[data.I5]" office:value-type="float" office:value="114.0883">
            <text:p>114.08830000000000</text:p>
          </table:table-cell>
        </table:table-row>
        <table:table-row table:style-name="ro1">
          <table:table-cell table:formula="of:=[data.B6]" office:value-type="string" office:string-value="05">
            <text:p>05</text:p>
          </table:table-cell>
          <table:table-cell table:formula="of:=IF([data.C6]&lt;&gt;&quot;&quot;;[data.C6];&quot;&quot;)">
            <text:p/>
          </table:table-cell>
          <table:table-cell table:formula="of:=IF([data.D6]&lt;&gt;&quot;&quot;;[data.D6];&quot;&quot;)">
            <text:p/>
          </table:table-cell>
          <table:table-cell table:formula="of:=[data.E6]" office:value-type="string" office:string-value="Hau Qiang Metro Shopping Mall">
            <text:p>Hau Qiang Metro Shopping Mall</text:p>
          </table:table-cell>
          <table:table-cell table:formula="of:=&quot;http://oomlout.co.uk/pages/hqbs-huaqiangbeisystem-&quot;&amp;[.A6]" office:value-type="string" office:string-value="http://oomlout.co.uk/pages/hqbs-huaqiangbeisystem-05">
            <text:p>http://oomlout.co.uk/pages/hqbs-huaqiangbeisystem-05</text:p>
          </table:table-cell>
          <table:table-cell table:formula="of:=[data.H6]" office:value-type="float" office:value="22.540228">
            <text:p>22.54022800000000</text:p>
          </table:table-cell>
          <table:table-cell table:formula="of:=[data.I6]" office:value-type="float" office:value="114.086594">
            <text:p>114.08659400000000</text:p>
          </table:table-cell>
        </table:table-row>
        <table:table-row table:style-name="ro1">
          <table:table-cell table:formula="of:=[data.B7]" office:value-type="string" office:string-value="06">
            <text:p>06</text:p>
          </table:table-cell>
          <table:table-cell table:formula="of:=IF([data.C7]&lt;&gt;&quot;&quot;;[data.C7];&quot;&quot;)" office:value-type="float" office:value="16">
            <text:p>16</text:p>
          </table:table-cell>
          <table:table-cell table:formula="of:=IF([data.D7]&lt;&gt;&quot;&quot;;[data.D7];&quot;&quot;)" office:value-type="float" office:value="9">
            <text:p>9</text:p>
          </table:table-cell>
          <table:table-cell table:formula="of:=[data.E7]" office:value-type="string" office:string-value="SEG Market">
            <text:p>SEG Market</text:p>
          </table:table-cell>
          <table:table-cell table:formula="of:=&quot;http://oomlout.co.uk/pages/hqbs-huaqiangbeisystem-&quot;&amp;[.A7]" office:value-type="string" office:string-value="http://oomlout.co.uk/pages/hqbs-huaqiangbeisystem-06">
            <text:p>http://oomlout.co.uk/pages/hqbs-huaqiangbeisystem-06</text:p>
          </table:table-cell>
          <table:table-cell table:formula="of:=[data.H7]" office:value-type="float" office:value="22.541337">
            <text:p>22.54133700000000</text:p>
          </table:table-cell>
          <table:table-cell table:formula="of:=[data.I7]" office:value-type="float" office:value="114.087506">
            <text:p>114.08750600000000</text:p>
          </table:table-cell>
        </table:table-row>
        <table:table-row table:style-name="ro1">
          <table:table-cell table:formula="of:=[data.B8]" office:value-type="string" office:string-value="07">
            <text:p>07</text:p>
          </table:table-cell>
          <table:table-cell table:formula="of:=IF([data.C8]&lt;&gt;&quot;&quot;;[data.C8];&quot;&quot;)" office:value-type="float" office:value="5">
            <text:p>5</text:p>
          </table:table-cell>
          <table:table-cell table:formula="of:=IF([data.D8]&lt;&gt;&quot;&quot;;[data.D8];&quot;&quot;)" office:value-type="float" office:value="6">
            <text:p>6</text:p>
          </table:table-cell>
          <table:table-cell table:formula="of:=[data.E8]" office:value-type="string" office:string-value="HQ Mart 01">
            <text:p>HQ Mart 01</text:p>
          </table:table-cell>
          <table:table-cell table:formula="of:=&quot;http://oomlout.co.uk/pages/hqbs-huaqiangbeisystem-&quot;&amp;[.A8]" office:value-type="string" office:string-value="http://oomlout.co.uk/pages/hqbs-huaqiangbeisystem-07">
            <text:p>http://oomlout.co.uk/pages/hqbs-huaqiangbeisystem-07</text:p>
          </table:table-cell>
          <table:table-cell table:formula="of:=[data.H8]" office:value-type="float" office:value="22.540898">
            <text:p>22.54089800000000</text:p>
          </table:table-cell>
          <table:table-cell table:formula="of:=[data.I8]" office:value-type="float" office:value="114.086136">
            <text:p>114.08613600000000</text:p>
          </table:table-cell>
        </table:table-row>
        <table:table-row table:style-name="ro1">
          <table:table-cell table:formula="of:=[data.B10]" office:value-type="string" office:string-value="09">
            <text:p>09</text:p>
          </table:table-cell>
          <table:table-cell table:formula="of:=IF([data.C9]&lt;&gt;&quot;&quot;;[data.C9];&quot;&quot;)" office:value-type="float" office:value="5">
            <text:p>5</text:p>
          </table:table-cell>
          <table:table-cell table:formula="of:=IF([data.D9]&lt;&gt;&quot;&quot;;[data.D9];&quot;&quot;)" office:value-type="float" office:value="6">
            <text:p>6</text:p>
          </table:table-cell>
          <table:table-cell table:formula="of:=[data.E10]" office:value-type="string" office:string-value="HQ Mart 03">
            <text:p>HQ Mart 03</text:p>
          </table:table-cell>
          <table:table-cell table:formula="of:=&quot;http://oomlout.co.uk/pages/hqbs-huaqiangbeisystem-&quot;&amp;[.A9]" office:value-type="string" office:string-value="http://oomlout.co.uk/pages/hqbs-huaqiangbeisystem-09">
            <text:p>http://oomlout.co.uk/pages/hqbs-huaqiangbeisystem-09</text:p>
          </table:table-cell>
          <table:table-cell table:formula="of:=[data.H10]" office:value-type="float" office:value="22.541706">
            <text:p>22.54170600000000</text:p>
          </table:table-cell>
          <table:table-cell table:formula="of:=[data.I10]" office:value-type="float" office:value="114.086249">
            <text:p>114.08624900000000</text:p>
          </table:table-cell>
        </table:table-row>
        <table:table-row table:style-name="ro1">
          <table:table-cell table:formula="of:=[data.B11]" office:value-type="string" office:string-value="10">
            <text:p>10</text:p>
          </table:table-cell>
          <table:table-cell table:formula="of:=IF([data.C10]&lt;&gt;&quot;&quot;;[data.C10];&quot;&quot;)" office:value-type="float" office:value="5">
            <text:p>5</text:p>
          </table:table-cell>
          <table:table-cell table:formula="of:=IF([data.D10]&lt;&gt;&quot;&quot;;[data.D10];&quot;&quot;)" office:value-type="float" office:value="6">
            <text:p>6</text:p>
          </table:table-cell>
          <table:table-cell table:formula="of:=[data.E11]" office:value-type="string" office:string-value="HQ Electronics World (LED Building)">
            <text:p>HQ Electronics World (LED Building)</text:p>
          </table:table-cell>
          <table:table-cell table:formula="of:=&quot;http://oomlout.co.uk/pages/hqbs-huaqiangbeisystem-&quot;&amp;[.A10]" office:value-type="string" office:string-value="http://oomlout.co.uk/pages/hqbs-huaqiangbeisystem-10">
            <text:p>http://oomlout.co.uk/pages/hqbs-huaqiangbeisystem-10</text:p>
          </table:table-cell>
          <table:table-cell table:formula="of:=[data.H11]" office:value-type="float" office:value="22.542469">
            <text:p>22.54246900000000</text:p>
          </table:table-cell>
          <table:table-cell table:formula="of:=[data.I11]" office:value-type="float" office:value="114.086195">
            <text:p>114.08619500000000</text:p>
          </table:table-cell>
        </table:table-row>
        <table:table-row table:style-name="ro1">
          <table:table-cell table:formula="of:=[data.B12]" office:value-type="string" office:string-value="11">
            <text:p>11</text:p>
          </table:table-cell>
          <table:table-cell table:formula="of:=IF([data.C11]&lt;&gt;&quot;&quot;;[data.C11];&quot;&quot;)" office:value-type="float" office:value="7">
            <text:p>7</text:p>
          </table:table-cell>
          <table:table-cell table:formula="of:=IF([data.D11]&lt;&gt;&quot;&quot;;[data.D11];&quot;&quot;)" office:value-type="float" office:value="5">
            <text:p>5</text:p>
          </table:table-cell>
          <table:table-cell table:formula="of:=[data.E12]" office:value-type="string" office:string-value="Tai Ping Yang Security Equipments Market">
            <text:p>Tai Ping Yang Security Equipments Market</text:p>
          </table:table-cell>
          <table:table-cell table:formula="of:=&quot;http://oomlout.co.uk/pages/hqbs-huaqiangbeisystem-&quot;&amp;[.A11]" office:value-type="string" office:string-value="http://oomlout.co.uk/pages/hqbs-huaqiangbeisystem-11">
            <text:p>http://oomlout.co.uk/pages/hqbs-huaqiangbeisystem-11</text:p>
          </table:table-cell>
          <table:table-cell table:formula="of:=[data.H12]" office:value-type="float" office:value="22.542568">
            <text:p>22.54256800000000</text:p>
          </table:table-cell>
          <table:table-cell table:formula="of:=[data.I12]" office:value-type="float" office:value="114.088182">
            <text:p>114.08818200000000</text:p>
          </table:table-cell>
        </table:table-row>
        <table:table-row table:style-name="ro1">
          <table:table-cell table:formula="of:=[data.B13]" office:value-type="string" office:string-value="12">
            <text:p>12</text:p>
          </table:table-cell>
          <table:table-cell table:formula="of:=IF([data.C12]&lt;&gt;&quot;&quot;;[data.C12];&quot;&quot;)" office:value-type="float" office:value="19">
            <text:p>19</text:p>
          </table:table-cell>
          <table:table-cell table:formula="of:=IF([data.D12]&lt;&gt;&quot;&quot;;[data.D12];&quot;&quot;)" office:value-type="float" office:value="11">
            <text:p>11</text:p>
          </table:table-cell>
          <table:table-cell table:formula="of:=[data.E13]" office:value-type="string" office:string-value="Golcunda Cyber Plaza">
            <text:p>Golcunda Cyber Plaza</text:p>
          </table:table-cell>
          <table:table-cell table:formula="of:=&quot;http://oomlout.co.uk/pages/hqbs-huaqiangbeisystem-&quot;&amp;[.A12]" office:value-type="string" office:string-value="http://oomlout.co.uk/pages/hqbs-huaqiangbeisystem-12">
            <text:p>http://oomlout.co.uk/pages/hqbs-huaqiangbeisystem-12</text:p>
          </table:table-cell>
          <table:table-cell table:formula="of:=[data.H13]" office:value-type="float" office:value="22.542625">
            <text:p>22.54262500000000</text:p>
          </table:table-cell>
          <table:table-cell table:formula="of:=[data.I13]" office:value-type="float" office:value="114.088823">
            <text:p>114.08882300000000</text:p>
          </table:table-cell>
        </table:table-row>
        <table:table-row table:style-name="ro1">
          <table:table-cell table:formula="of:=[data.B14]" office:value-type="string" office:string-value="13">
            <text:p>13</text:p>
          </table:table-cell>
          <table:table-cell table:formula="of:=IF([data.C13]&lt;&gt;&quot;&quot;;[data.C13];&quot;&quot;)" office:value-type="float" office:value="23">
            <text:p>23</text:p>
          </table:table-cell>
          <table:table-cell table:formula="of:=IF([data.D13]&lt;&gt;&quot;&quot;;[data.D13];&quot;&quot;)" office:value-type="float" office:value="2">
            <text:p>2</text:p>
          </table:table-cell>
          <table:table-cell table:formula="of:=[data.E14]" office:value-type="string" office:string-value="Long Sheng Accesory Market">
            <text:p>Long Sheng Accesory Market</text:p>
          </table:table-cell>
          <table:table-cell table:formula="of:=&quot;http://oomlout.co.uk/pages/hqbs-huaqiangbeisystem-&quot;&amp;[.A13]" office:value-type="string" office:string-value="http://oomlout.co.uk/pages/hqbs-huaqiangbeisystem-13">
            <text:p>http://oomlout.co.uk/pages/hqbs-huaqiangbeisystem-13</text:p>
          </table:table-cell>
          <table:table-cell table:formula="of:=[data.H14]" office:value-type="float" office:value="22.543438">
            <text:p>22.54343800000000</text:p>
          </table:table-cell>
          <table:table-cell table:formula="of:=[data.I14]" office:value-type="float" office:value="114.088833">
            <text:p>114.08883300000000</text:p>
          </table:table-cell>
        </table:table-row>
        <table:table-row table:style-name="ro1">
          <table:table-cell table:formula="of:=[data.B15]" office:value-type="string" office:string-value="14">
            <text:p>14</text:p>
          </table:table-cell>
          <table:table-cell table:formula="of:=IF([data.C14]&lt;&gt;&quot;&quot;;[data.C14];&quot;&quot;)" office:value-type="float" office:value="22">
            <text:p>22</text:p>
          </table:table-cell>
          <table:table-cell table:formula="of:=IF([data.D14]&lt;&gt;&quot;&quot;;[data.D14];&quot;&quot;)" office:value-type="float" office:value="10">
            <text:p>10</text:p>
          </table:table-cell>
          <table:table-cell table:formula="of:=[data.E15]" office:value-type="string" office:string-value="Foreign Trade Wholesale Centre">
            <text:p>Foreign Trade Wholesale Centre</text:p>
          </table:table-cell>
          <table:table-cell table:formula="of:=&quot;http://oomlout.co.uk/pages/hqbs-huaqiangbeisystem-&quot;&amp;[.A14]" office:value-type="string" office:string-value="http://oomlout.co.uk/pages/hqbs-huaqiangbeisystem-14">
            <text:p>http://oomlout.co.uk/pages/hqbs-huaqiangbeisystem-14</text:p>
          </table:table-cell>
          <table:table-cell table:formula="of:=[data.H15]" office:value-type="float" office:value="22.54209">
            <text:p>22.54209000000000</text:p>
          </table:table-cell>
          <table:table-cell table:formula="of:=[data.I15]" office:value-type="float" office:value="114.088216">
            <text:p>114.08821600000000</text:p>
          </table:table-cell>
        </table:table-row>
        <table:table-row table:style-name="ro1">
          <table:table-cell table:formula="of:=[data.B16]" office:value-type="string" office:string-value="15">
            <text:p>15</text:p>
          </table:table-cell>
          <table:table-cell table:formula="of:=IF([data.C15]&lt;&gt;&quot;&quot;;[data.C15];&quot;&quot;)" office:value-type="float" office:value="21">
            <text:p>21</text:p>
          </table:table-cell>
          <table:table-cell table:formula="of:=IF([data.D15]&lt;&gt;&quot;&quot;;[data.D15];&quot;&quot;)" office:value-type="float" office:value="15">
            <text:p>15</text:p>
          </table:table-cell>
          <table:table-cell table:formula="of:=[data.E16]" office:value-type="string" office:string-value="Wan Shang Hui">
            <text:p>Wan Shang Hui</text:p>
          </table:table-cell>
          <table:table-cell table:formula="of:=&quot;http://oomlout.co.uk/pages/hqbs-huaqiangbeisystem-&quot;&amp;[.A15]" office:value-type="string" office:string-value="http://oomlout.co.uk/pages/hqbs-huaqiangbeisystem-15">
            <text:p>http://oomlout.co.uk/pages/hqbs-huaqiangbeisystem-15</text:p>
          </table:table-cell>
          <table:table-cell table:formula="of:=[data.H16]" office:value-type="float" office:value="22.541612">
            <text:p>22.54161200000000</text:p>
          </table:table-cell>
          <table:table-cell table:formula="of:=[data.I16]" office:value-type="float" office:value="114.088849">
            <text:p>114.08884900000000</text:p>
          </table:table-cell>
        </table:table-row>
        <table:table-row table:style-name="ro1">
          <table:table-cell table:formula="of:=[data.B17]" office:value-type="string" office:string-value="16">
            <text:p>16</text:p>
          </table:table-cell>
          <table:table-cell table:formula="of:=IF([data.C16]&lt;&gt;&quot;&quot;;[data.C16];&quot;&quot;)">
            <text:p/>
          </table:table-cell>
          <table:table-cell table:formula="of:=IF([data.D16]&lt;&gt;&quot;&quot;;[data.D16];&quot;&quot;)">
            <text:p/>
          </table:table-cell>
          <table:table-cell table:formula="of:=[data.E17]" office:value-type="string" office:string-value="Huitong Security Products Harbor">
            <text:p>Huitong Security Products Harbor</text:p>
          </table:table-cell>
          <table:table-cell table:formula="of:=&quot;http://oomlout.co.uk/pages/hqbs-huaqiangbeisystem-&quot;&amp;[.A16]" office:value-type="string" office:string-value="http://oomlout.co.uk/pages/hqbs-huaqiangbeisystem-16">
            <text:p>http://oomlout.co.uk/pages/hqbs-huaqiangbeisystem-16</text:p>
          </table:table-cell>
          <table:table-cell table:formula="of:=[data.H17]" office:value-type="float" office:value="22.543205">
            <text:p>22.54320500000000</text:p>
          </table:table-cell>
          <table:table-cell table:formula="of:=[data.I17]" office:value-type="float" office:value="114.08812">
            <text:p>114.08812000000000</text:p>
          </table:table-cell>
        </table:table-row>
        <table:table-row table:style-name="ro1">
          <table:table-cell table:formula="of:=[data.B18]" office:value-type="string" office:string-value="17">
            <text:p>17</text:p>
          </table:table-cell>
          <table:table-cell table:formula="of:=IF([data.C17]&lt;&gt;&quot;&quot;;[data.C17];&quot;&quot;)" office:value-type="float" office:value="19">
            <text:p>19</text:p>
          </table:table-cell>
          <table:table-cell table:formula="of:=IF([data.D17]&lt;&gt;&quot;&quot;;[data.D17];&quot;&quot;)">
            <text:p/>
          </table:table-cell>
          <table:table-cell table:formula="of:=[data.E18]" office:value-type="string" office:string-value="SED Electronics Communication Market">
            <text:p>SED Electronics Communication Market</text:p>
          </table:table-cell>
          <table:table-cell table:formula="of:=&quot;http://oomlout.co.uk/pages/hqbs-huaqiangbeisystem-&quot;&amp;[.A17]" office:value-type="string" office:string-value="http://oomlout.co.uk/pages/hqbs-huaqiangbeisystem-17">
            <text:p>http://oomlout.co.uk/pages/hqbs-huaqiangbeisystem-17</text:p>
          </table:table-cell>
          <table:table-cell table:formula="of:=[data.H18]" office:value-type="float" office:value="22.544729">
            <text:p>22.54472900000000</text:p>
          </table:table-cell>
          <table:table-cell table:formula="of:=[data.I18]" office:value-type="float" office:value="114.089543">
            <text:p>114.08954300000000</text:p>
          </table:table-cell>
        </table:table-row>
        <table:table-row table:style-name="ro1">
          <table:table-cell table:formula="of:=[data.B19]" office:value-type="string" office:string-value="18">
            <text:p>18</text:p>
          </table:table-cell>
          <table:table-cell table:formula="of:=IF([data.C18]&lt;&gt;&quot;&quot;;[data.C18];&quot;&quot;)" office:value-type="float" office:value="25">
            <text:p>25</text:p>
          </table:table-cell>
          <table:table-cell table:formula="of:=IF([data.D18]&lt;&gt;&quot;&quot;;[data.D18];&quot;&quot;)" office:value-type="float" office:value="13">
            <text:p>13</text:p>
          </table:table-cell>
          <table:table-cell table:formula="of:=[data.E19]" office:value-type="string" office:string-value="City Mingtong Digital ">
            <text:p>City Mingtong Digital </text:p>
          </table:table-cell>
          <table:table-cell table:formula="of:=&quot;http://oomlout.co.uk/pages/hqbs-huaqiangbeisystem-&quot;&amp;[.A18]" office:value-type="string" office:string-value="http://oomlout.co.uk/pages/hqbs-huaqiangbeisystem-18">
            <text:p>http://oomlout.co.uk/pages/hqbs-huaqiangbeisystem-18</text:p>
          </table:table-cell>
          <table:table-cell table:formula="of:=[data.H19]" office:value-type="float" office:value="22.54479">
            <text:p>22.54479000000000</text:p>
          </table:table-cell>
          <table:table-cell table:formula="of:=[data.I19]" office:value-type="float" office:value="114.088973">
            <text:p>114.08897300000000</text:p>
          </table:table-cell>
        </table:table-row>
        <table:table-row table:style-name="ro1">
          <table:table-cell table:formula="of:=[data.B20]" office:value-type="string" office:string-value="19">
            <text:p>19</text:p>
          </table:table-cell>
          <table:table-cell table:formula="of:=IF([data.C19]&lt;&gt;&quot;&quot;;[data.C19];&quot;&quot;)">
            <text:p/>
          </table:table-cell>
          <table:table-cell table:formula="of:=IF([data.D19]&lt;&gt;&quot;&quot;;[data.D19];&quot;&quot;)" office:value-type="float" office:value="14">
            <text:p>14</text:p>
          </table:table-cell>
          <table:table-cell table:formula="of:=[data.E20]" office:value-type="string" office:string-value="Shippers Row">
            <text:p>Shippers Row</text:p>
          </table:table-cell>
          <table:table-cell table:formula="of:=&quot;http://oomlout.co.uk/pages/hqbs-huaqiangbeisystem-&quot;&amp;[.A19]" office:value-type="string" office:string-value="http://oomlout.co.uk/pages/hqbs-huaqiangbeisystem-19">
            <text:p>http://oomlout.co.uk/pages/hqbs-huaqiangbeisystem-19</text:p>
          </table:table-cell>
          <table:table-cell table:formula="of:=[data.H20]" office:value-type="float" office:value="22.543703">
            <text:p>22.54370300000000</text:p>
          </table:table-cell>
          <table:table-cell table:formula="of:=[data.I20]" office:value-type="float" office:value="114.088785">
            <text:p>114.08878500000000</text:p>
          </table:table-cell>
        </table:table-row>
        <table:table-row table:style-name="ro1">
          <table:table-cell table:formula="of:=[data.B21]" office:value-type="string" office:string-value="20">
            <text:p>20</text:p>
          </table:table-cell>
          <table:table-cell table:formula="of:=IF([data.C20]&lt;&gt;&quot;&quot;;[data.C20];&quot;&quot;)">
            <text:p/>
          </table:table-cell>
          <table:table-cell table:formula="of:=IF([data.D20]&lt;&gt;&quot;&quot;;[data.D20];&quot;&quot;)">
            <text:p/>
          </table:table-cell>
          <table:table-cell table:formula="of:=[data.E21]" office:value-type="string" office:string-value="SEG Market North">
            <text:p>SEG Market North</text:p>
          </table:table-cell>
          <table:table-cell table:formula="of:=&quot;http://oomlout.co.uk/pages/hqbs-huaqiangbeisystem-&quot;&amp;[.A20]" office:value-type="string" office:string-value="http://oomlout.co.uk/pages/hqbs-huaqiangbeisystem-20">
            <text:p>http://oomlout.co.uk/pages/hqbs-huaqiangbeisystem-20</text:p>
          </table:table-cell>
          <table:table-cell table:formula="of:=[data.H21]" office:value-type="float" office:value="22.541958">
            <text:p>22.54195800000000</text:p>
          </table:table-cell>
          <table:table-cell table:formula="of:=[data.I21]" office:value-type="float" office:value="114.08714">
            <text:p>114.08714000000000</text:p>
          </table:table-cell>
        </table:table-row>
        <table:table-row table:style-name="ro1">
          <table:table-cell table:formula="of:=[data.B22]" office:value-type="string" office:string-value="21">
            <text:p>21</text:p>
          </table:table-cell>
          <table:table-cell table:formula="of:=IF([data.C21]&lt;&gt;&quot;&quot;;[data.C21];&quot;&quot;)">
            <text:p/>
          </table:table-cell>
          <table:table-cell table:formula="of:=IF([data.D21]&lt;&gt;&quot;&quot;;[data.D21];&quot;&quot;)">
            <text:p/>
          </table:table-cell>
          <table:table-cell table:formula="of:=[data.E22]" office:value-type="string" office:string-value="SAE – South Asia Electronics">
            <text:p>SAE – South Asia Electronics</text:p>
          </table:table-cell>
          <table:table-cell table:formula="of:=&quot;http://oomlout.co.uk/pages/hqbs-huaqiangbeisystem-&quot;&amp;[.A21]" office:value-type="string" office:string-value="http://oomlout.co.uk/pages/hqbs-huaqiangbeisystem-21">
            <text:p>http://oomlout.co.uk/pages/hqbs-huaqiangbeisystem-21</text:p>
          </table:table-cell>
          <table:table-cell table:formula="of:=[data.H22]" office:value-type="float" office:value="22.542447">
            <text:p>22.54244700000000</text:p>
          </table:table-cell>
          <table:table-cell table:formula="of:=[data.I22]" office:value-type="float" office:value="114.085046">
            <text:p>114.08504600000000</text:p>
          </table:table-cell>
        </table:table-row>
        <table:table-row table:style-name="ro1">
          <table:table-cell table:formula="of:=[data.B24]" office:value-type="string" office:string-value="23">
            <text:p>23</text:p>
          </table:table-cell>
          <table:table-cell table:formula="of:=IF([data.C22]&lt;&gt;&quot;&quot;;[data.C22];&quot;&quot;)" office:value-type="float" office:value="3">
            <text:p>3</text:p>
          </table:table-cell>
          <table:table-cell table:formula="of:=IF([data.D22]&lt;&gt;&quot;&quot;;[data.D22];&quot;&quot;)">
            <text:p/>
          </table:table-cell>
          <table:table-cell table:formula="of:=[data.E24]" office:value-type="string" office:string-value="Duhui Electronics City">
            <text:p>Duhui Electronics City</text:p>
          </table:table-cell>
          <table:table-cell table:formula="of:=&quot;http://oomlout.co.uk/pages/hqbs-huaqiangbeisystem-&quot;&amp;[.A22]" office:value-type="string" office:string-value="http://oomlout.co.uk/pages/hqbs-huaqiangbeisystem-23">
            <text:p>http://oomlout.co.uk/pages/hqbs-huaqiangbeisystem-23</text:p>
          </table:table-cell>
          <table:table-cell table:formula="of:=[data.H24]" office:value-type="float" office:value="22.54182">
            <text:p>22.54182000000000</text:p>
          </table:table-cell>
          <table:table-cell table:formula="of:=[data.I24]" office:value-type="float" office:value="114.084984">
            <text:p>114.08498400000000</text:p>
          </table:table-cell>
        </table:table-row>
        <table:table-row table:style-name="ro1">
          <table:table-cell table:formula="of:=[data.B25]" office:value-type="string" office:string-value="24">
            <text:p>24</text:p>
          </table:table-cell>
          <table:table-cell table:formula="of:=IF([data.C23]&lt;&gt;&quot;&quot;;[data.C23];&quot;&quot;)">
            <text:p/>
          </table:table-cell>
          <table:table-cell table:formula="of:=IF([data.D23]&lt;&gt;&quot;&quot;;[data.D23];&quot;&quot;)">
            <text:p/>
          </table:table-cell>
          <table:table-cell table:formula="of:=[data.E25]" office:value-type="string" office:string-value="HQ Mart (New LED Building)">
            <text:p>HQ Mart (New LED Building)</text:p>
          </table:table-cell>
          <table:table-cell table:formula="of:=&quot;http://oomlout.co.uk/pages/hqbs-huaqiangbeisystem-&quot;&amp;[.A23]" office:value-type="string" office:string-value="http://oomlout.co.uk/pages/hqbs-huaqiangbeisystem-24">
            <text:p>http://oomlout.co.uk/pages/hqbs-huaqiangbeisystem-24</text:p>
          </table:table-cell>
          <table:table-cell table:formula="of:=[data.H25]" office:value-type="float" office:value="22.541084">
            <text:p>22.54108400000000</text:p>
          </table:table-cell>
          <table:table-cell table:formula="of:=[data.I25]" office:value-type="float" office:value="114.084982">
            <text:p>114.08498200000000</text:p>
          </table:table-cell>
        </table:table-row>
        <table:table-row table:style-name="ro1" table:number-rows-repeated="65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hoto nam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xample</text:p>
          </table:table-cell>
          <table:table-cell office:value-type="string">
            <text:p>01-STREET-00-0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D-DESC-FLOOR-INDE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D-DESC-FLOOR-S-STAL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uilding</text:p>
          </table:table-cell>
          <table:table-cell table:style-name="ce2" office:value-type="string">
            <text:p>B3-1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ESC</text:p>
          </table:table-cell>
          <table:table-cell office:value-type="string">
            <text:p>STREET</text:p>
          </table:table-cell>
          <table:table-cell office:value-type="string">
            <text:p>Picture from street</text:p>
          </table:table-cell>
        </table:table-row>
        <table:table-row table:style-name="ro2">
          <table:table-cell table:number-columns-repeated="2"/>
          <table:table-cell office:value-type="string">
            <text:p>FLOORPLAN</text:p>
          </table:table-cell>
          <table:table-cell office:value-type="string">
            <text:p>Picture of the floorplan</text:p>
          </table:table-cell>
        </table:table-row>
        <table:table-row table:style-name="ro1">
          <table:table-cell table:number-columns-repeated="2"/>
          <table:table-cell office:value-type="string">
            <text:p>SIGN</text:p>
          </table:table-cell>
          <table:table-cell office:value-type="string">
            <text:p>Sign describing the floor</text:p>
          </table:table-cell>
        </table:table-row>
        <table:table-row table:style-name="ro1">
          <table:table-cell table:number-columns-repeated="2"/>
          <table:table-cell office:value-type="string">
            <text:p>STALL</text:p>
          </table:table-cell>
          <table:table-cell office:value-type="string">
            <text:p>Example Stall</text:p>
          </table:table-cell>
        </table:table-row>
        <table:table-row table:style-name="ro1">
          <table:table-cell table:number-columns-repeated="2"/>
          <table:table-cell office:value-type="string">
            <text:p>PANO</text:p>
          </table:table-cell>
          <table:table-cell office:value-type="string">
            <text:p>Panorama of the floor (00 for outside the building)</text:p>
          </table:table-cell>
        </table:table-row>
        <table:table-row table:style-name="ro1">
          <table:table-cell table:number-columns-repeated="2"/>
          <table:table-cell office:value-type="string">
            <text:p>BOUGHT</text:p>
          </table:table-cell>
          <table:table-cell office:value-type="string">
            <text:p>Things we bought there</text:p>
          </table:table-cell>
        </table:table-row>
        <table:table-row table:style-name="ro1">
          <table:table-cell table:number-columns-repeated="2"/>
          <table:table-cell office:value-type="string">
            <text:p>BUSCARD</text:p>
          </table:table-cell>
          <table:table-cell office:value-type="string">
            <text:p>Business Card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10/03/2014</text:date>, <text:time>06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3T20:47:26.51</meta:creation-date>
    <meta:generator>OpenOffice.org/3.2$Win32 OpenOffice.org_project/320m18$Build-9502</meta:generator>
    <dc:date>2014-03-10T06:58:11.42</dc:date>
    <meta:editing-duration>PT20H14M00S</meta:editing-duration>
    <meta:editing-cycles>19</meta:editing-cycles>
    <meta:document-statistic meta:table-count="4" meta:cell-count="917" meta:object-count="0"/>
  </office:meta>
</office:document-meta>
</file>